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>
      <style:paragraph-properties fo:margin-top="0in" fo:margin-bottom="0in" style:contextual-spacing="false"/>
    </style:style>
    <style:style style:name="P2" style:family="paragraph" style:parent-style-name="Heading_20_1">
      <style:paragraph-properties fo:margin-top="0in" fo:margin-bottom="0in" style:contextual-spacing="false"/>
    </style:style>
    <style:style style:name="P3" style:family="paragraph" style:parent-style-name="Heading_20_1">
      <style:paragraph-properties fo:margin-top="0in" fo:margin-bottom="0in" style:contextual-spacing="false" fo:break-before="page"/>
      <style:text-properties officeooo:rsid="000981ff" officeooo:paragraph-rsid="000981ff"/>
    </style:style>
    <style:style style:name="P4" style:family="paragraph" style:parent-style-name="Heading_20_1">
      <style:paragraph-properties fo:margin-top="0in" fo:margin-bottom="0in" style:contextual-spacing="false" fo:break-before="page"/>
      <style:text-properties officeooo:rsid="00103e9c" officeooo:paragraph-rsid="00103e9c"/>
    </style:style>
    <style:style style:name="P5" style:family="paragraph" style:parent-style-name="Heading_20_1" style:list-style-name="">
      <style:paragraph-properties fo:margin-top="0in" fo:margin-bottom="0in" style:contextual-spacing="false"/>
      <style:text-properties officeooo:rsid="00103e9c" officeooo:paragraph-rsid="00103e9c"/>
    </style:style>
    <style:style style:name="P6" style:family="paragraph" style:parent-style-name="Heading_20_2">
      <style:paragraph-properties fo:margin-top="0in" fo:margin-bottom="0in" style:contextual-spacing="false"/>
    </style:style>
    <style:style style:name="P7" style:family="paragraph" style:parent-style-name="Heading_20_2">
      <style:paragraph-properties fo:margin-top="0in" fo:margin-bottom="0in" style:contextual-spacing="false"/>
      <style:text-properties officeooo:rsid="0005b2a0" officeooo:paragraph-rsid="00063fb8"/>
    </style:style>
    <style:style style:name="P8" style:family="paragraph" style:parent-style-name="Heading_20_2">
      <style:paragraph-properties fo:margin-top="0in" fo:margin-bottom="0in" style:contextual-spacing="false"/>
      <style:text-properties officeooo:paragraph-rsid="000eed7d"/>
    </style:style>
    <style:style style:name="P9" style:family="paragraph" style:parent-style-name="Heading_20_2">
      <style:paragraph-properties fo:margin-top="0in" fo:margin-bottom="0in" style:contextual-spacing="false"/>
      <style:text-properties officeooo:rsid="00103e9c" officeooo:paragraph-rsid="00103e9c"/>
    </style:style>
    <style:style style:name="P10" style:family="paragraph" style:parent-style-name="Heading_20_2">
      <style:text-properties officeooo:rsid="0011b6c3" officeooo:paragraph-rsid="0011b6c3"/>
    </style:style>
    <style:style style:name="P11" style:family="paragraph" style:parent-style-name="Heading_20_2">
      <style:paragraph-properties fo:margin-top="0in" fo:margin-bottom="0in" style:contextual-spacing="false"/>
      <style:text-properties officeooo:rsid="001297e4" officeooo:paragraph-rsid="001297e4"/>
    </style:style>
    <style:style style:name="P12" style:family="paragraph" style:parent-style-name="Heading_20_2">
      <style:paragraph-properties fo:margin-top="0in" fo:margin-bottom="0in" style:contextual-spacing="false"/>
      <style:text-properties officeooo:rsid="001297e4" officeooo:paragraph-rsid="0013fefc"/>
    </style:style>
    <style:style style:name="P13" style:family="paragraph" style:parent-style-name="Heading_20_2">
      <style:text-properties fo:font-size="2pt" style:font-size-asian="20pt" style:font-size-complex="20pt"/>
    </style:style>
    <style:style style:name="P14" style:family="paragraph" style:parent-style-name="Heading_20_2">
      <style:paragraph-properties fo:margin-top="0in" fo:margin-bottom="0in" style:contextual-spacing="false"/>
      <style:text-properties fo:font-size="2pt" officeooo:rsid="00103e9c" officeooo:paragraph-rsid="00103e9c" style:font-size-asian="20pt" style:font-size-complex="20pt"/>
    </style:style>
    <style:style style:name="P15" style:family="paragraph" style:parent-style-name="Heading_20_3">
      <style:text-properties officeooo:paragraph-rsid="00160be1"/>
    </style:style>
    <style:style style:name="P16" style:family="paragraph" style:parent-style-name="Text_20_body" style:list-style-name="L1">
      <style:paragraph-properties fo:margin-top="0in" fo:margin-bottom="0in" style:contextual-spacing="false"/>
      <style:text-properties fo:font-size="16pt" officeooo:rsid="00063fb8" officeooo:paragraph-rsid="00063fb8"/>
    </style:style>
    <style:style style:name="P17" style:family="paragraph" style:parent-style-name="Text_20_body" style:list-style-name="L2">
      <loext:graphic-properties draw:fill="none"/>
      <style:paragraph-properties fo:margin-left="0.1866in" fo:margin-right="0in" fo:margin-top="0in" fo:margin-bottom="0in" style:contextual-spacing="false" fo:line-height="115%" fo:text-indent="0in" style:auto-text-indent="false" fo:background-color="transparent"/>
      <style:text-properties fo:font-size="16pt" officeooo:rsid="00063fb8" officeooo:paragraph-rsid="00063fb8"/>
    </style:style>
    <style:style style:name="P18" style:family="paragraph" style:parent-style-name="Text_20_body" style:list-style-name="L2" style:master-page-name="">
      <loext:graphic-properties draw:fill="none"/>
      <style:paragraph-properties fo:margin-left="0.1866in" fo:margin-right="0in" fo:margin-top="0in" fo:margin-bottom="0in" style:contextual-spacing="false" fo:line-height="115%" fo:text-indent="0in" style:auto-text-indent="false" style:page-number="auto" fo:background-color="transparent"/>
      <style:text-properties fo:font-size="16pt" officeooo:rsid="00063fb8" officeooo:paragraph-rsid="00063fb8"/>
    </style:style>
    <style:style style:name="P19" style:family="paragraph" style:parent-style-name="Text_20_body" style:list-style-name="L2">
      <loext:graphic-properties draw:fill="none"/>
      <style:paragraph-properties fo:margin-left="0.1866in" fo:margin-right="0in" fo:margin-top="0in" fo:margin-bottom="0in" style:contextual-spacing="false" fo:line-height="115%" fo:text-indent="0in" style:auto-text-indent="false" fo:background-color="transparent"/>
      <style:text-properties fo:font-size="16pt" officeooo:rsid="00063fb8" officeooo:paragraph-rsid="0006cd3b"/>
    </style:style>
    <style:style style:name="P20" style:family="paragraph" style:parent-style-name="Text_20_body" style:list-style-name="L2">
      <loext:graphic-properties draw:fill="none"/>
      <style:paragraph-properties fo:margin-left="0.1866in" fo:margin-right="0in" fo:margin-top="0in" fo:margin-bottom="0in" style:contextual-spacing="false" fo:line-height="115%" fo:text-indent="0in" style:auto-text-indent="false" fo:background-color="transparent"/>
      <style:text-properties fo:font-size="16pt" officeooo:rsid="0006cd3b" officeooo:paragraph-rsid="0006cd3b"/>
    </style:style>
    <style:style style:name="P21" style:family="paragraph" style:parent-style-name="Text_20_body" style:list-style-name="L2">
      <loext:graphic-properties draw:fill="none"/>
      <style:paragraph-properties fo:margin-left="0.1866in" fo:margin-right="0in" fo:margin-top="0in" fo:margin-bottom="0in" style:contextual-spacing="false" fo:line-height="115%" fo:text-indent="0in" style:auto-text-indent="false" fo:background-color="transparent"/>
      <style:text-properties fo:font-size="16pt" officeooo:rsid="0008f066" officeooo:paragraph-rsid="0008f066"/>
    </style:style>
    <style:style style:name="P22" style:family="paragraph" style:parent-style-name="Text_20_body">
      <loext:graphic-properties draw:fill="none"/>
      <style:paragraph-properties fo:margin-left="0.1866in" fo:margin-right="0in" fo:margin-top="0in" fo:margin-bottom="0in" style:contextual-spacing="false" fo:line-height="115%" fo:text-indent="0in" style:auto-text-indent="false" fo:background-color="transparent"/>
      <style:text-properties fo:font-size="16pt" officeooo:rsid="0008f066" officeooo:paragraph-rsid="0008f066"/>
    </style:style>
    <style:style style:name="P23" style:family="paragraph" style:parent-style-name="Text_20_body" style:list-style-name="L3">
      <style:paragraph-properties fo:margin-top="0in" fo:margin-bottom="0in" style:contextual-spacing="false"/>
      <style:text-properties officeooo:rsid="000981ff" officeooo:paragraph-rsid="000981ff"/>
    </style:style>
    <style:style style:name="P24" style:family="paragraph" style:parent-style-name="Text_20_body" style:list-style-name="L4">
      <style:paragraph-properties fo:margin-top="0in" fo:margin-bottom="0in" style:contextual-spacing="false"/>
      <style:text-properties officeooo:rsid="000981ff" officeooo:paragraph-rsid="000981ff"/>
    </style:style>
    <style:style style:name="P25" style:family="paragraph" style:parent-style-name="Text_20_body">
      <style:paragraph-properties fo:margin-top="0in" fo:margin-bottom="0in" style:contextual-spacing="false"/>
      <style:text-properties officeooo:rsid="000981ff" officeooo:paragraph-rsid="000981ff"/>
    </style:style>
    <style:style style:name="P26" style:family="paragraph" style:parent-style-name="Text_20_body" style:list-style-name="L5">
      <style:paragraph-properties fo:margin-top="0in" fo:margin-bottom="0in" style:contextual-spacing="false"/>
      <style:text-properties officeooo:rsid="0009d3f9" officeooo:paragraph-rsid="0009d3f9"/>
    </style:style>
    <style:style style:name="P27" style:family="paragraph" style:parent-style-name="Text_20_body">
      <style:paragraph-properties fo:margin-top="0in" fo:margin-bottom="0in" style:contextual-spacing="false"/>
      <style:text-properties officeooo:rsid="0009d3f9" officeooo:paragraph-rsid="0009d3f9"/>
    </style:style>
    <style:style style:name="P28" style:family="paragraph" style:parent-style-name="Text_20_body" style:list-style-name="L6">
      <style:paragraph-properties fo:margin-top="0in" fo:margin-bottom="0in" style:contextual-spacing="false"/>
      <style:text-properties officeooo:rsid="000b2dc6" officeooo:paragraph-rsid="000b2dc6"/>
    </style:style>
    <style:style style:name="P29" style:family="paragraph" style:parent-style-name="Text_20_body" style:list-style-name="L6">
      <style:paragraph-properties fo:margin-top="0in" fo:margin-bottom="0in" style:contextual-spacing="false"/>
      <style:text-properties officeooo:rsid="000d9dc7" officeooo:paragraph-rsid="000d9dc7"/>
    </style:style>
    <style:style style:name="P30" style:family="paragraph" style:parent-style-name="Text_20_body" style:list-style-name="L7">
      <style:paragraph-properties fo:margin-top="0in" fo:margin-bottom="0in" style:contextual-spacing="false"/>
      <style:text-properties officeooo:rsid="000d9dc7" officeooo:paragraph-rsid="000d9dc7"/>
    </style:style>
    <style:style style:name="P31" style:family="paragraph" style:parent-style-name="Text_20_body" style:list-style-name="L8">
      <style:paragraph-properties fo:margin-top="0in" fo:margin-bottom="0in" style:contextual-spacing="false"/>
      <style:text-properties officeooo:rsid="000d9dc7" officeooo:paragraph-rsid="000d9dc7"/>
    </style:style>
    <style:style style:name="P32" style:family="paragraph" style:parent-style-name="Text_20_body">
      <style:paragraph-properties fo:margin-top="0in" fo:margin-bottom="0in" style:contextual-spacing="false"/>
      <style:text-properties officeooo:rsid="000d9dc7" officeooo:paragraph-rsid="000d9dc7"/>
    </style:style>
    <style:style style:name="P33" style:family="paragraph" style:parent-style-name="Text_20_body" style:list-style-name="L9">
      <style:paragraph-properties fo:margin-top="0in" fo:margin-bottom="0in" style:contextual-spacing="false"/>
      <style:text-properties officeooo:rsid="000eed7d" officeooo:paragraph-rsid="000eed7d"/>
    </style:style>
    <style:style style:name="P34" style:family="paragraph" style:parent-style-name="Text_20_body" style:list-style-name="L10">
      <style:paragraph-properties fo:margin-top="0in" fo:margin-bottom="0in" style:contextual-spacing="false"/>
      <style:text-properties officeooo:rsid="000eed7d" officeooo:paragraph-rsid="000eed7d"/>
    </style:style>
    <style:style style:name="P35" style:family="paragraph" style:parent-style-name="Text_20_body">
      <style:paragraph-properties fo:margin-top="0in" fo:margin-bottom="0in" style:contextual-spacing="false"/>
      <style:text-properties officeooo:rsid="000eed7d" officeooo:paragraph-rsid="000eed7d"/>
    </style:style>
    <style:style style:name="P36" style:family="paragraph" style:parent-style-name="Text_20_body">
      <style:paragraph-properties fo:margin-top="0in" fo:margin-bottom="0in" style:contextual-spacing="false"/>
      <style:text-properties officeooo:rsid="00103e9c" officeooo:paragraph-rsid="00103e9c"/>
    </style:style>
    <style:style style:name="P37" style:family="paragraph" style:parent-style-name="Text_20_body">
      <style:paragraph-properties fo:margin-top="0in" fo:margin-bottom="0in" style:contextual-spacing="false"/>
      <style:text-properties officeooo:rsid="0005b2a0" officeooo:paragraph-rsid="0005b2a0"/>
    </style:style>
    <style:style style:name="P38" style:family="paragraph" style:parent-style-name="Text_20_body">
      <style:paragraph-properties fo:margin-top="0in" fo:margin-bottom="0in" style:contextual-spacing="false"/>
      <style:text-properties officeooo:paragraph-rsid="000eed7d"/>
    </style:style>
    <style:style style:name="P39" style:family="paragraph" style:parent-style-name="Text_20_body">
      <style:paragraph-properties fo:margin-top="0in" fo:margin-bottom="0in" style:contextual-spacing="false"/>
    </style:style>
    <style:style style:name="P40" style:family="paragraph" style:parent-style-name="Text_20_body" style:list-style-name="L12" style:master-page-name="">
      <loext:graphic-properties draw:fill="none"/>
      <style:paragraph-properties fo:margin-left="0in" fo:margin-right="0in" fo:margin-top="0in" fo:margin-bottom="0in" style:contextual-spacing="false" fo:line-height="115%" fo:text-indent="0in" style:auto-text-indent="false" style:page-number="auto" fo:background-color="transparent"/>
      <style:text-properties officeooo:rsid="0011b6c3" officeooo:paragraph-rsid="0011b6c3"/>
    </style:style>
    <style:style style:name="P41" style:family="paragraph" style:parent-style-name="Text_20_body" style:list-style-name="L12">
      <loext:graphic-properties draw:fill="none"/>
      <style:paragraph-properties fo:margin-left="0in" fo:margin-right="0in" fo:margin-top="0in" fo:margin-bottom="0in" style:contextual-spacing="false" fo:line-height="115%" fo:text-indent="0in" style:auto-text-indent="false" fo:background-color="transparent"/>
      <style:text-properties officeooo:rsid="0011b6c3" officeooo:paragraph-rsid="0011b6c3"/>
    </style:style>
    <style:style style:name="P42" style:family="paragraph" style:parent-style-name="Text_20_body" style:list-style-name="L14">
      <style:paragraph-properties fo:margin-top="0in" fo:margin-bottom="0in" style:contextual-spacing="false"/>
      <style:text-properties officeooo:rsid="001297e4" officeooo:paragraph-rsid="001297e4"/>
    </style:style>
    <style:style style:name="P43" style:family="paragraph" style:parent-style-name="Text_20_body" style:list-style-name="L16">
      <style:paragraph-properties fo:margin-top="0in" fo:margin-bottom="0in" style:contextual-spacing="false"/>
      <style:text-properties officeooo:rsid="001297e4" officeooo:paragraph-rsid="0013fefc"/>
    </style:style>
    <style:style style:name="P44" style:family="paragraph" style:parent-style-name="Text_20_body" style:list-style-name="L16">
      <style:paragraph-properties fo:margin-top="0in" fo:margin-bottom="0in" style:contextual-spacing="false"/>
      <style:text-properties officeooo:rsid="0013fefc" officeooo:paragraph-rsid="0013fefc"/>
    </style:style>
    <style:style style:name="P45" style:family="paragraph" style:parent-style-name="Text_20_body">
      <style:paragraph-properties fo:margin-top="0in" fo:margin-bottom="0in" style:contextual-spacing="false"/>
      <style:text-properties fo:font-size="2pt" officeooo:rsid="00103e9c" officeooo:paragraph-rsid="00103e9c"/>
    </style:style>
    <style:style style:name="P46" style:family="paragraph" style:parent-style-name="Text_20_body">
      <loext:graphic-properties draw:fill="none"/>
      <style:paragraph-properties fo:margin-left="0in" fo:margin-right="0in" fo:margin-top="0in" fo:margin-bottom="0in" style:contextual-spacing="false" fo:line-height="115%" fo:text-indent="0in" style:auto-text-indent="false" fo:background-color="transparent"/>
      <style:text-properties fo:font-size="2pt" officeooo:rsid="0011b6c3" officeooo:paragraph-rsid="0011b6c3"/>
    </style:style>
    <style:style style:name="P47" style:family="paragraph" style:parent-style-name="Text_20_body" style:list-style-name="L18" style:master-page-name="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style:page-number="auto" fo:background-color="transparent"/>
      <style:text-properties officeooo:rsid="00158fb5" officeooo:paragraph-rsid="00158fb5"/>
    </style:style>
    <style:style style:name="P48" style:family="paragraph" style:parent-style-name="Text_20_body" style:list-style-name="L18" style:master-page-name="">
      <loext:graphic-properties draw:fill="none"/>
      <style:paragraph-properties fo:margin-left="0in" fo:margin-right="0in" fo:margin-top="0in" fo:margin-bottom="0in" style:contextual-spacing="false" fo:line-height="115%" fo:text-indent="0in" style:auto-text-indent="false" style:page-number="auto" fo:background-color="transparent"/>
      <style:text-properties officeooo:rsid="00158fb5" officeooo:paragraph-rsid="00158fb5"/>
    </style:style>
    <style:style style:name="P49" style:family="paragraph" style:parent-style-name="Text_20_body" style:list-style-name="L18">
      <loext:graphic-properties draw:fill="none"/>
      <style:paragraph-properties fo:margin-left="0in" fo:margin-right="0in" fo:margin-top="0in" fo:margin-bottom="0in" style:contextual-spacing="false" fo:line-height="115%" fo:text-indent="0in" style:auto-text-indent="false" fo:background-color="transparent"/>
      <style:text-properties officeooo:rsid="00158fb5" officeooo:paragraph-rsid="00158fb5"/>
    </style:style>
    <style:style style:name="P50" style:family="paragraph" style:parent-style-name="Text_20_body" style:list-style-name="L20"/>
    <style:style style:name="P51" style:family="paragraph" style:parent-style-name="Text_20_body" style:list-style-name="L22">
      <style:text-properties officeooo:rsid="00160be1" officeooo:paragraph-rsid="00160be1"/>
    </style:style>
    <style:style style:name="T1" style:family="text">
      <style:text-properties officeooo:rsid="0005b2a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4pt" fo:font-weight="bold" style:font-weight-asian="bold" style:font-weight-complex="bold"/>
    </style:style>
    <style:style style:name="T4" style:family="text">
      <style:text-properties officeooo:rsid="00063fb8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font-size="16pt"/>
    </style:style>
    <style:style style:name="T8" style:family="text">
      <style:text-properties fo:font-size="18pt" fo:font-weight="bold" style:font-weight-asian="bold" style:font-weight-complex="bold"/>
    </style:style>
    <style:style style:name="T9" style:family="text">
      <style:text-properties officeooo:rsid="000b2dc6"/>
    </style:style>
    <style:style style:name="T10" style:family="text">
      <style:text-properties officeooo:rsid="000d9dc7"/>
    </style:style>
    <style:style style:name="T11" style:family="text">
      <style:text-properties officeooo:rsid="000eed7d"/>
    </style:style>
    <style:style style:name="T12" style:family="text">
      <style:text-properties officeooo:rsid="0010f727"/>
    </style:style>
    <style:style style:name="T13" style:family="text">
      <style:text-properties officeooo:rsid="0013fefc"/>
    </style:style>
    <style:style style:name="T14" style:family="text">
      <style:text-properties officeooo:rsid="00160be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1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626in" fo:text-indent="-0.25in" fo:margin-left="0.562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8126in" fo:text-indent="-0.25in" fo:margin-left="0.8126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0626in" fo:text-indent="-0.25in" fo:margin-left="1.0626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3126in" fo:text-indent="-0.25in" fo:margin-left="1.3126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626in" fo:text-indent="-0.25in" fo:margin-left="1.5626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8126in" fo:text-indent="-0.25in" fo:margin-left="1.812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0626in" fo:text-indent="-0.25in" fo:margin-left="2.0626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3126in" fo:text-indent="-0.25in" fo:margin-left="2.3126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626in" fo:text-indent="-0.25in" fo:margin-left="2.5626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8126in" fo:text-indent="-0.25in" fo:margin-left="2.8126in"/>
        </style:list-level-properties>
      </text:list-level-style-number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626in" fo:text-indent="-0.25in" fo:margin-left="0.5626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8126in" fo:text-indent="-0.25in" fo:margin-left="0.8126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0626in" fo:text-indent="-0.25in" fo:margin-left="1.0626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3126in" fo:text-indent="-0.25in" fo:margin-left="1.3126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626in" fo:text-indent="-0.25in" fo:margin-left="1.5626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8126in" fo:text-indent="-0.25in" fo:margin-left="1.8126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0626in" fo:text-indent="-0.25in" fo:margin-left="2.0626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3126in" fo:text-indent="-0.25in" fo:margin-left="2.3126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626in" fo:text-indent="-0.25in" fo:margin-left="2.5626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8126in" fo:text-indent="-0.25in" fo:margin-left="2.8126in"/>
        </style:list-level-properties>
      </text:list-level-style-bullet>
    </text:list-style>
    <text:list-style style:name="L2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achunkowość finansowa</text:p>
      <text:h text:style-name="P2" text:outline-level="1">Lekcja 1: <text:span text:style-name="T1">Aktywa trwałe – klasyfikacja i wycena</text:span> (19/2/2024)</text:h>
      <text:h text:style-name="P6" text:outline-level="2"/>
      <text:h text:style-name="P6" text:outline-level="2">Pojęcie aktywów:</text:h>
      <text:p text:style-name="P37"><text:span text:style-name="T8">Aktywa</text:span><text:span text:style-name="T3"> </text:span><text:span text:style-name="T7">to kontrolowane przez jednostkę zasoby majątkowe o wiarygodnie ustałonej wartości powstałe w wyniku przeszłych zdarzeń, które spowodują w przuszłości wpływ do jednostki korzyści ekonimicznych.</text:span></text:p>
      <text:list text:style-name="L1">
        <text:list-item>
          <text:p text:style-name="P16"><text:span text:style-name="T2">Aktywa obrorowe </text:span>to składniki majątkowe ktorych <text:span text:style-name="T5">okres użytkowania do roku.</text:span></text:p>
        </text:list-item>
        <text:list-item>
          <text:p text:style-name="P16"><text:span text:style-name="T2">Aktywa trwałe </text:span>to składniki majątkowe ktorych <text:span text:style-name="T5">okres użytkowania od roku.</text:span></text:p>
        </text:list-item>
      </text:list>
      <text:h text:style-name="P7" text:outline-level="2"/>
      <text:h text:style-name="P7" text:outline-level="2"><text:span text:style-name="T4">Kategorie cen/wartości stosowane do wyceny aktywów trwałych</text:span>:</text:h>
      <text:list text:style-name="L2">
        <text:list-item>
          <text:p text:style-name="P18"><text:span text:style-name="T6">Cena nabycia →</text:span> Zakup środków trwałych. </text:p>
        </text:list-item>
        <text:list-item>
          <text:p text:style-name="P19"><text:span text:style-name="T2">Koszt wytworzenia → </text:span>Wytworzenie środka trwałego we włąsnym zakresie. </text:p>
          <text:p text:style-name="P20">Obejmuje koszty bezpośrednie produkcji tego składnika majątku oraz przypadającą na okres jego wytrzymania uzasadnioną część kosztów pośrednich produkcji.</text:p>
        </text:list-item>
        <text:list-item>
          <text:p text:style-name="P19"><text:span text:style-name="T2">Cena sprzedaży netto →</text:span> Nieodpłatne otrzymanie lub otrzymanie w firmue aportu. </text:p>
          <text:p text:style-name="P20">Możliwa do uzyskania na dzień bilansowy cena sprzedaży, bez podatku VAT i podatku akcyzowego, pomniekszona o rabaty, opusty i inne podobne zmiejszenia oraz koszty związane z przystosowaniem do sprzedaży, a powiększona o dotacje przedmiotowe.</text:p>
        </text:list-item>
        <text:list-item>
          <text:p text:style-name="P17"><text:span text:style-name="T2">Wartość godziwa → </text:span>Składniki aktywów, nabyte w drodze wymiany I dla których nie istnieja porównywalne transakcje na rynku. </text:p>
          <text:p text:style-name="P21">Kwota za jaką dany składnik aktywów mógłby zostać wymieniony, a zobowiązania uregulowane na warunkach transakcji rynkowej, pomiędzy zainteresowanymi I dobrze poinformowanymi, niepowiązanymi ze sobą stronami.</text:p>
        </text:list-item>
      </text:list>
      <text:p text:style-name="P22"/>
      <text:h text:style-name="P3" text:outline-level="1">Wartości niematerialne I prawne (26/2/2024)</text:h>
      <text:p text:style-name="P39">To nabyte przez podmiot gospodarczy prawa majątkowe nadające się do gospodatczego wykorzystania o przewidywanym okresie ekonomucznej…</text:p>
      <text:p text:style-name="P39"/>
      <text:h text:style-name="P6" text:outline-level="2">Wartości niematerialne I prawne </text:h>
      <text:list text:style-name="L3">
        <text:list-item>
          <text:p text:style-name="P23">Prawa majątkowe</text:p>
        </text:list-item>
        <text:list-item>
          <text:p text:style-name="P23">Wartość firmy</text:p>
        </text:list-item>
        <text:list-item>
          <text:p text:style-name="P23">Koszty zakończonych prac rozwojowych</text:p>
        </text:list-item>
      </text:list>
      <text:h text:style-name="P6" text:outline-level="2"/>
      <text:h text:style-name="P6" text:outline-level="2">Podstawowe składniki wartości niemarerialnych I prwawnych </text:h>
      <text:list text:style-name="L4">
        <text:list-item>
          <text:p text:style-name="P24">Cena nabychia</text:p>
        </text:list-item>
        <text:list-item>
          <text:p text:style-name="P24">Koszt wytworzenia</text:p>
        </text:list-item>
        <text:list-item>
          <text:p text:style-name="P24">Wartość godziwa</text:p>
        </text:list-item>
        <text:list-item>
          <text:p text:style-name="P24">Wyjątkowo cena sprzedaży</text:p>
        </text:list-item>
      </text:list>
      <text:h text:style-name="P6" text:outline-level="2"/>
      <text:h text:style-name="P6" text:outline-level="2">Odpisy amortyzacujne </text:h>
      <text:p text:style-name="P25">A = Wp/t, gdzie</text:p>
      <text:p text:style-name="P25">A – stawka amortyzacji</text:p>
      <text:p text:style-name="P25">Wp – Wartość początkowa</text:p>
      <text:p text:style-name="P25">t – przewidywany okres użytkowania składnika wartości niematerialnych o prawnych</text:p>
      <text:h text:style-name="P6" text:outline-level="2"/>
      <text:h text:style-name="P6" text:outline-level="2">Wycena bilnsowa wartości niematerialnych I prawnych</text:h>
      <text:p text:style-name="P25">Wartości niemarerialne I prwawne wycenia się nie rzadziej niż na dzień bilansowy według cen nabycia lub kosztów wytworzenia, pomniejszonych o odpisy amortyzacyjne lub umorzeniowe, a także o odpisy z tytuły trwałej utraty wartości.</text:p>
      <text:p text:style-name="P25"/>
      <text:h text:style-name="P6" text:outline-level="2"><text:soft-page-break/>Odpisy z tytułu trwałej utraty wartości</text:h>
      <text:p text:style-name="P27">Zachodzi w przypadku gdy istnieje duże prawdopodbieństwo, że kontrolowany przez jednostkę składnik nie przyniesie w przyszłości zamierzonych korzyści ekonomicznych, np. na skutek:</text:p>
      <text:list text:style-name="L5">
        <text:list-item>
          <text:p text:style-name="P26">zmiany technologii produkcji </text:p>
        </text:list-item>
        <text:list-item>
          <text:p text:style-name="P26">przeznaczenia do likwidacji</text:p>
        </text:list-item>
        <text:list-item>
          <text:p text:style-name="P26">wycoganua z używania</text:p>
        </text:list-item>
      </text:list>
      <text:h text:style-name="P6" text:outline-level="2"/>
      <text:h text:style-name="P6" text:outline-level="2">Nabyte przez podmioty <text:span text:style-name="T9">gospodarcze prawa majątkowe:</text:span></text:h>
      <text:list text:style-name="L6">
        <text:list-item>
          <text:p text:style-name="P28">prawa autorskie</text:p>
        </text:list-item>
        <text:list-item>
          <text:p text:style-name="P28">prawa do projektów, wynalazków patentów, znaków towarowych, wzorów zdobnuczych, licencji, modeli, tajnych formuł I procesów produkcyjnych, filmów kinematograficznych, taśm magnetowych lub filmowych dka radia i telewizji.</text:p>
        </text:list-item>
        <text:list-item>
          <text:p text:style-name="P28">Prawa do wykorzystania doświadczeń naukowych, przemysłowych lub handlowych (know-how<text:span text:style-name="T10">)</text:span></text:p>
        </text:list-item>
        <text:list-item>
          <text:p text:style-name="P29">konsesje</text:p>
        </text:list-item>
        <text:list-item>
          <text:p text:style-name="P29">programy</text:p>
        </text:list-item>
      </text:list>
      <text:h text:style-name="P6" text:outline-level="2"/>
      <text:h text:style-name="P6" text:outline-level="2">Wartość firmy</text:h>
      <text:p text:style-name="P32">Wyraża różnice między zapłaconą sprzedawcy ceną za firmę, a niższą od niej wartością godziwą nabytych składników majątkowych firmy.</text:p>
      <text:p text:style-name="P32">Przykład: </text:p>
      <text:p text:style-name="P32">Firma X kupuje firmę Y za 15k zł.</text:p>
      <text:p text:style-name="P32">Wartość godziwa zakupionych składników aktywów wynosi 13500zł, w tym.</text:p>
      <text:list text:style-name="L7">
        <text:list-item>
          <text:p text:style-name="P30">A – 10k B – 3k C – 0.5k</text:p>
        </text:list-item>
      </text:list>
      <text:p text:style-name="P32">Wartość firmy Y zostałą wyceniona w sposób następujący:</text:p>
      <text:list text:style-name="L8">
        <text:list-item>
          <text:p text:style-name="P31">cena firmy 15</text:p>
        </text:list-item>
        <text:list-item>
          <text:p text:style-name="P31">cena godziwa 13.5k</text:p>
        </text:list-item>
      </text:list>
      <text:h text:style-name="P6" text:outline-level="2"><text:soft-page-break/>Koszty zakończonych prac rozwojowych.</text:h>
      <text:p text:style-name="P32">Koszty o charakterze badań lub w iny sposób uzuskanje wiedzy, kwalifikującym ke do wykorzystania w produkcji określonych nowych lub ulepszonych produktów lub technologii.</text:p>
      <text:h text:style-name="P6" text:outline-level="2"/>
      <text:h text:style-name="P6" text:outline-level="2">Warukni zaliczenia kosztów zakończonych prac rozwojowych do wartości niematerialnych:</text:h>
      <text:list text:style-name="L9">
        <text:list-item>
          <text:p text:style-name="P33">Ściśle ustalono przyszły produkt lub technologię ...</text:p>
        </text:list-item>
        <text:list-item>
          <text:p text:style-name="P33">…</text:p>
        </text:list-item>
        <text:list-item>
          <text:p text:style-name="P33">…</text:p>
        </text:list-item>
      </text:list>
      <text:h text:style-name="P6" text:outline-level="2"/>
      <text:h text:style-name="P6" text:outline-level="2">Zwiększenia stany wartości niematerialnych I prawnych:</text:h>
      <text:list text:style-name="L10">
        <text:list-item>
          <text:p text:style-name="P34">Zakup wartości niematerialnych i prawnych</text:p>
        </text:list-item>
        <text:list-item>
          <text:p text:style-name="P34">Nieopłatne otrzymanie wartości niematerialnych i prawnych</text:p>
        </text:list-item>
        <text:list-item>
          <text:p text:style-name="P34">Przyjęcia wartości niematerialnych o prawnych…</text:p>
        </text:list-item>
        <text:list-item>
          <text:p text:style-name="P34">…</text:p>
        </text:list-item>
      </text:list>
      <text:h text:style-name="P8" text:outline-level="2"/>
      <text:h text:style-name="P8" text:outline-level="2">Z<text:span text:style-name="T11">mniekszenia</text:span> stany wartości niematerialnych I prawnych:</text:h>
      <text:p text:style-name="P38">…</text:p>
      <text:h text:style-name="P6" text:outline-level="2"/>
      <text:h text:style-name="P6" text:outline-level="2">Ewidencja wartości niematerialnych I prawnych:</text:h>
      <text:p text:style-name="P35">…</text:p>
      <text:h text:style-name="P5" text:outline-level="1"/>
      <text:h text:style-name="P4" text:outline-level="1">Inwestycje długoterminowe <text:span text:style-name="T12">(4/3/2024)</text:span></text:h>
      <text:h text:style-name="P14" text:outline-level="2"/>
      <text:h text:style-name="P9" text:outline-level="2">Defenicja inwestycji</text:h>
      <text:p text:style-name="P36"><text:span text:style-name="T2">Inwestycja</text:span> to aktywa nabywe w celu osiągnięcia korzyści ekonomicznych wynikających z przyrostu wartości tych aktywów, uzyskania z nich przychodów w formie odsetek, dywidend lub innnych pożytków, a w szczególności aktywa finansowe oraz te nieruchomości i wartości niematerialne i prawne, które są użytkowane przez jednostkę, lecz zostały nabyte w celu osiągnięcia korszyści.</text:p>
      <text:h text:style-name="P13" text:outline-level="2"/>
      <text:h text:style-name="P10" text:outline-level="2">Warunki zaliczenia aktywów do inwestycji:</text:h>
      <text:list text:style-name="L12">
        <text:list-item>
          <text:p text:style-name="P40">Są kontrolowane przez jednostkę</text:p>
        </text:list-item>
        <text:list-item>
          <text:p text:style-name="P41">Można oszacować w wiarygodny sposób ich wartość</text:p>
        </text:list-item>
        <text:list-item>
          <text:p text:style-name="P41">Zostały kupione, otrzymane w formie aportu lub darowizny</text:p>
        </text:list-item>
        <text:list-item>
          <text:p text:style-name="P41">Korzyści czerpane z tych aktywów to np.: odsetki, dywidendy, przyrost, wartości, czynsz…</text:p>
        </text:list-item>
      </text:list>
      <text:p text:style-name="P46"/>
      <text:h text:style-name="P11" text:outline-level="2">Podział inwestycji ze względu na postać</text:h>
      <text:list text:style-name="L14">
        <text:list-item>
          <text:p text:style-name="P42">Finansowe</text:p>
          <text:list>
            <text:list-item>
              <text:p text:style-name="P42">Aktywa finansowe</text:p>
            </text:list-item>
          </text:list>
        </text:list-item>
        <text:list-item>
          <text:p text:style-name="P42">Niefinansowe</text:p>
          <text:list>
            <text:list-item>
              <text:p text:style-name="P42">Nieruchomości inwestycyjne</text:p>
            </text:list-item>
            <text:list-item>
              <text:p text:style-name="P42">Wartości niematerialne i prawne</text:p>
            </text:list-item>
          </text:list>
        </text:list-item>
      </text:list>
      <text:p text:style-name="P45"/>
      <text:h text:style-name="P12" text:outline-level="2"><text:span text:style-name="T13">Struktura </text:span>inwestycji <text:span text:style-name="T13">długoterminowych według bilansu:</text:span></text:h>
      <text:list text:style-name="L16">
        <text:list-item>
          <text:p text:style-name="P44">Nieruchomości </text:p>
        </text:list-item>
        <text:list-item>
          <text:p text:style-name="P43">Wartości niematerialne i prawne</text:p>
        </text:list-item>
        <text:list-item>
          <text:p text:style-name="P44">Długoterminowe aktywa finansowe</text:p>
          <text:list>
            <text:list-item>
              <text:p text:style-name="P44">W jednostkach powiązanych i pozostałych jednostkach:</text:p>
              <text:list>
                <text:list-item>
                  <text:p text:style-name="P44">udziały i alcje</text:p>
                </text:list-item>
                <text:list-item>
                  <text:p text:style-name="P44">inne papiery wartościowe</text:p>
                </text:list-item>
                <text:list-item>
                  <text:p text:style-name="P44">udzielone pożyczki</text:p>
                </text:list-item>
                <text:list-item>
                  <text:p text:style-name="P44">inne długoterminowe aktywa finansowe</text:p>
                </text:list-item>
              </text:list>
            </text:list-item>
          </text:list>
        </text:list-item>
      </text:list>
      <text:h text:style-name="Heading_20_3" text:outline-level="3"><text:soft-page-break/>Nieruchomości</text:h>
      <text:list text:style-name="L18">
        <text:list-item>
          <text:p text:style-name="P48">Grunty</text:p>
        </text:list-item>
        <text:list-item>
          <text:p text:style-name="P49">Prawo wieczystego użytkowania gruntów</text:p>
        </text:list-item>
        <text:list-item>
          <text:p text:style-name="P49">Budynki lub ich części</text:p>
          <text:p text:style-name="P47">Stanowiają źródło przychodów w postaci czynszu lub przyrostu wartości. Nie są wykorzystywane w działalności operacujnej jednostki.</text:p>
        </text:list-item>
      </text:list>
      <text:h text:style-name="P15" text:outline-level="3">Wartości niematerialne i prawne:</text:h>
      <text:p text:style-name="Text_20_body">Nabyte pezez jednostkę prawa majątkowe, nie przeznaczone na potrzeby działalności operacujnej jednostki, a w celu osiągnięcua korzyści w postaci:</text:p>
      <text:list text:style-name="L20">
        <text:list-item>
          <text:p text:style-name="P50">Przyrosty wartości </text:p>
        </text:list-item>
        <text:list-item>
          <text:p text:style-name="P50">Odsetek, dywidend (udziałów w zyskach)</text:p>
        </text:list-item>
        <text:list-item>
          <text:p text:style-name="P50">Czynszów</text:p>
        </text:list-item>
        <text:list-item>
          <text:p text:style-name="P50">Przychodów z transakcji handlowych</text:p>
        </text:list-item>
      </text:list>
      <text:h text:style-name="P15" text:outline-level="3"><text:span text:style-name="T14">Aktywa finansowe</text:span>:</text:h>
      <text:list text:style-name="L22">
        <text:list-item>
          <text:p text:style-name="P51">Aktywa pieniężne</text:p>
        </text:list-item>
        <text:list-item>
          <text:p text:style-name="P51">Instrumenty kapitałowe wyermitowane przez inną jednostkę</text:p>
        </text:list-item>
        <text:list-item>
          <text:p text:style-name="P51">Wynikające z kontraktu prawo do otrzymania aktywów pieniężnych</text:p>
        </text:list-item>
        <text:list-item>
          <text:p text:style-name="P51">Wynikające z kontrakty prawo wymiany instrumentów finansowych z inną jednostką na korzystnych warunkach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Nimbus Roman" fo:font-size="12pt" fo:language="en" fo:country="US" style:letter-kerning="true" style:font-name-asian="Nimbus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imbus Roman" fo:font-size="12pt" fo:language="en" fo:country="US" style:letter-kerning="true" style:font-name-asian="Nimbus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/>
      <style:paragraph-properties fo:margin-left="0in" fo:margin-right="0in" fo:margin-top="0in" fo:margin-bottom="0in" style:contextual-spacing="false" fo:line-height="115%" fo:text-indent="0in" style:auto-text-indent="false" fo:background-color="transparent"/>
      <style:text-properties fo:font-size="18pt" officeooo:rsid="00160be1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margin-top="0in" fo:margin-bottom="0in" style:contextual-spacing="false" fo:text-align="start" style:justify-single-word="false"/>
      <style:text-properties fo:font-size="36pt" fo:font-weight="bold" officeooo:rsid="0003eb16" style:font-size-asian="36pt" style:font-weight-asian="bold" style:font-size-complex="3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in" style:contextual-spacing="false"/>
      <style:text-properties fo:font-size="24pt" fo:font-weight="bold" officeooo:rsid="0003eb16" style:font-size-asian="24pt" style:font-weight-asian="bold" style:font-size-complex="24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in" fo:margin-bottom="0in" style:contextual-spacing="false"/>
      <style:text-properties fo:font-size="20pt" fo:font-weight="bold" officeooo:rsid="0005b2a0" style:font-size-asian="20pt" style:font-weight-asian="bold" style:font-size-complex="20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in" fo:margin-bottom="0in" style:contextual-spacing="false"/>
      <style:text-properties fo:font-size="18pt" fo:font-weight="bold" officeooo:rsid="00160be1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3in" fo:margin-bottom="0.3in" fo:margin-left="0.3in" fo:margin-right="0.3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9T11:45:57.075703507</meta:creation-date>
    <meta:generator>LibreOffice/24.2.0.3$Linux_X86_64 LibreOffice_project/420$Build-3</meta:generator>
    <dc:date>2024-03-04T12:12:32.474978152</dc:date>
    <meta:editing-duration>PT1H15M</meta:editing-duration>
    <meta:editing-cycles>20</meta:editing-cycles>
    <meta:document-statistic meta:table-count="0" meta:image-count="0" meta:object-count="0" meta:page-count="6" meta:paragraph-count="106" meta:word-count="805" meta:character-count="5845" meta:non-whitespace-character-count="5188"/>
  </office:meta>
</office:document-meta>
</file>